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Times New Roman1"/>
    </style:style>
    <style:style style:name="T4" style:family="text">
      <style:text-properties style:text-line-through-style="none" style:font-name="Times New Roman"/>
    </style:style>
    <style:style style:name="T5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" style:text-underline-style="none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3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Front Cover]</text:p>
      <text:p text:style-name="P7">A criticism &amp; a recommendation(/)93/</text:p>
      <text:p text:style-name="P7"/>
      <text:p text:style-name="P6">[Page 1]</text:p>
      <text:p text:style-name="P8">Two statements in the last week's Philadelphia Jewish<text:span text:style-name="T2">/ </text:span>organ of last week' Philadelphia awakened in me opposite<text:span text:style-name="T2">/ </text:span>feelings--displeasure at the account of an reported interview<text:span text:style-name="T2">/ </text:span>view, satisfaction at the announcement of a pro-<text:span text:style-name="T2">/</text:span>-posed conference.<text:span text:style-name="T2"> <text:s/>[Inserted from front cover, verso:] Readers of periodicals devoted ostensibly, at least, </text:span>devoted<text:span text:style-name="T2"> to Jewish/ interests, cannot fail to have noticed the favorable opinions and conversely the un-/-favorable strictures passed on a book recently brought to light./ <text:s/>Both views have commanded my attention, but I was specially/ attracted by what the Jewish organ of Philadelphia published/ a short time since in connection with the subject. <text:s/>However two statements in different columns of the same issue, awa-/-kened within me different feelings--displeasure at the account/ of a reported interview; satisfaction at the announcement of a/ proposed conference [end insertion] I may perhaps be guilty of/ self-plagiarism, when I say that I do not glory/ over the achievements of those who have issued/ from the stock of Judah, but who voluntarily/ became engrafted upon a foreign stem. <text:s/>The/ humblest son or daughter of Israel, who chooses/ to bear the ill </text:span><text:soft-page-break/><text:span text:style-name="T2">will of a prejudiced world rather/ than desert the ancestral fold; the lowliest one of us, who labors, as far/ as allowed, </text:span>both<text:span text:style-name="T2"> alike physically and mentally for the so-/cial welfare and religious permanence of all/ born in the belief of Abraham, has the </text:span>best<text:span text:style-name="T2"> highest/ title to my undying gratitude. <text:s/>The fasci-/-nation of names, great in the domains of art,/ science, commerce, literature or politics</text:span>,<text:span text:style-name="T2">--that racial pride/--I mean--evinced everywhere among a certain class/ of our brethren in modern times, is not shared/ by me. <text:s/>Like the Psalmist I prefer to set/</text:span></text:p>
      <text:p text:style-name="P8"><text:span text:style-name="T2"/></text:p>
      <text:p text:style-name="P8"><text:span text:style-name="T2">[Page 2]</text:span></text:p>
      <text:p text:style-name="P8"><text:span text:style-name="T2">my eyes on the staunch and true, though </text:span>lowly<text:span text:style-name="T2"> unknown to fame, and/ </text:span>I choose<text:span text:style-name="T2"> to seek the association of the faithful [Hebrew]/ Now: Mr Israel Zangwill, author of the work called "Children of/ the Ghetto", wields a pen, that promises a </text:span>fame<text:span text:style-name="T2"> reputation/ and temporal success, rivalling[sic!] the public re-/-cognition, which renowned English novelists have/ attained. <text:s/>But taking as a criterion the/ production which that gifted son of our people,/ was inspired by the </text:span>Philadelphia<text:span text:style-name="T2"> Jewish public-/-ation society centred in Philadelphia to </text:span>give<text:span text:style-name="T2"> give for the edification of our young readers, I am/ emboldened to predict his unwillingness to make/ reputation a secondary thought, and the defence of the ancestral/ creed and of all who still suffer for it, a primary/ </text:span>thought<text:span text:style-name="T2"> consideration. <text:s/>I confess it: I was unduly hasty/ on a former occasion, when I represented the/ </text:span>author<text:span text:style-name="T2"> writer, as letting a Jewish maiden, who/ figures conspicuously in his work, </text:span>flee from<text:span text:style-name="T2"> elope/ </text:span>home <text:span text:style-name="T2"><text:s/>with her rationalistic lover, the first night/ of Passover, while her pious father was perform-/-ing the devotional exercises attending the festival./ <text:s/>She did not act so unfilially then, but later/ on, I hear her regret that the plan of that flight/</text:span></text:p>
      <text:p text:style-name="P8"><text:span text:style-name="T2"/></text:p>
      <text:p text:style-name="P8"><text:span text:style-name="T2">[Page 3]</text:span></text:p>
      <text:p text:style-name="P8"><text:span text:style-name="T2">had not been carried out. <text:s/></text:span>In all truth,<text:span text:style-name="T2">/ Were I asked to record in all truth the impression left on my/ mind by the two volumes, now widely perused/ where the English language is spoken, I would/ venture to express myself thus: In the first,/ orthodoxy is </text:span>given over to made an object<text:span text:style-name="T2"> forced into the fillory of universal contempt; in the second,/ heterodoxy is promised a </text:span>sure<text:span text:style-name="T2"> gladsome reward; while from/ every part of the book, America looms high in sight of/ the changelings, as the happy goal to be reached/ by all, who wish to enjoy the liberty of </text:span>reject-<text:span text:style-name="T2"> abjur-/-ing the Law and traditions. <text:s/>But I did/ not start with the purpose to offer an adverse criticism upon/ an effort, which unquestionably abounds in literary/ merits. <text:s/>Besides my censure would be deemed ungracious;/ </text:span>certainly<text:span text:style-name="T2"> most assuredly gratuitous. <text:s/>What I simply desire/ to animadvert upon, is a sentiment advanced by/ Mr. Zangwill in the course of an interview recently/ held with him in London--a sentiment too generally entertained, to let it pass unnoticed. <text:s/>Quoting himself,/ the </text:span>writer<text:span text:style-name="T2"> author said to his visitor: "Think of the part/ which the Jew has played--Moses giving the world/ its morality, Jesus its religion, Isaiah its millennial/</text:span></text:p>
      <text:p text:style-name="P8"><text:span text:style-name="T2"/></text:p>
      <text:p text:style-name="P8"><text:span text:style-name="T2">[Page 4]</text:span></text:p>
      <text:p text:style-name="P8"><text:span text:style-name="T2">visions, Spinoza its cosmic philosophy, Ricardo/ its political economy, Karl Marx and Lassalle/ its socialism, Heine its loveliest poetry, Mendels-/-sohn its most restful music, Rachel its su-/-preme acting--and then think of the stock-Jew/ of the American comic papers!" <text:s/>Yes, my/ brethren, think, oh think of the pretension to a realistic present-/-ment of the jew by the enumeration of men, who/ turned their backs upon the belief that Moses/ confided to the safe-keeping of an everlasting/ people when he so addressed our progenitors [Hebrew] "Hear O Israel, ado-/na</text:span><text:span text:style-name="T3">ï</text:span><text:span text:style-name="T4"> is our God, Adona</text:span><text:span text:style-name="T3">ï</text:span><text:span text:style-name="T4"> is One"; a belief that Isaiah/ </text:span><text:span text:style-name="T7">thus</text:span><text:span text:style-name="T4"> arose in the name of His Master </text:span><text:span text:style-name="T7">thus</text:span><text:span text:style-name="T4"> to declare</text:span><text:span text:style-name="T7">d</text:span><text:span text:style-name="T4"> imprescriptively true. <text:s/>[Hebrew]/ [Hebrew] "I am the first and I am the last, and/ besides Me there is no God" [Hebrew]/ [Hebrew] "I, I am the Lord, and beside Me there is/ no Saviour," think, my Brethren, oh think/ of blending together Benedict d'Espinoza, the/ pantheistic Hollander, whose god is nature and/ </text:span><text:span text:style-name="T7">nothing else</text:span><text:span text:style-name="T4"> naught else but Nature, David Ricardo the wilful[sic!] apostate/ Jew of England, and the German Marx and/ Lassalle and Heine and Mendelssohn, all/</text:span></text:p>
      <text:p text:style-name="P8"><text:span text:style-name="T4"/></text:p>
      <text:p text:style-name="P8"><text:soft-page-break/><text:span text:style-name="T4">[Page 5]</text:span></text:p>
      <text:p text:style-name="P8"><text:span text:style-name="T7">recreants to</text:span><text:span text:style-name="T4"> finally estranged from that faith by which their sires/ swore; think of placing those indifferentists, I say, in one/ category with the </text:span><text:span text:style-name="T7">man</text:span><text:span text:style-name="T4"> zealous shepherd who under Providence,/ </text:span><text:span text:style-name="T7">created</text:span><text:span text:style-name="T4"> led a nation aright and </text:span><text:span text:style-name="T7">gave it</text:span><text:span text:style-name="T4"> formulated statutes by/ which it might live eternally upon earth,/ </text:span><text:span text:style-name="T7">and</text:span><text:span text:style-name="T4"> or with the Prince of sacred oratory, the glorious/ son of Amoz! <text:s/>But leaving aside the man of Na-/-zareth, </text:span><text:span text:style-name="T7">aside</text:span><text:span text:style-name="T4"> whose mythical existence I </text:span><text:span text:style-name="T7">will</text:span><text:span text:style-name="T4"> <text:s/>care/ not to discuss in a Synagogue, and Rachel, the French tragedienne,/ who, at all events, died </text:span><text:span text:style-name="T7">and was buried</text:span><text:span text:style-name="T4"> in the/ religion of her fathers and was buried accordingly, would fain ask Mr Israel Zangwill/ to point out who among the American Jews of/ comic papers, ought to be classed with the/ inspired author of the Pentateuch, or with the/ Seer, whose lips a Serpah purified. <text:s/></text:span><text:span text:style-name="T7">I know</text:span><text:span text:style-name="T4"> Are the editors/ </text:span><text:span text:style-name="T7">of none such</text:span><text:span text:style-name="T4"> of the New York </text:span><text:span text:style-name="T5">Puck</text:span><text:span text:style-name="T6">, entitled to a privilege so preeminently great? <text:s/>That this country, toward which/ the Strelizke of Mr </text:span><text:span text:style-name="T8">Israel</text:span><text:span text:style-name="T6"> Zangwill and his Esther/ Ansell and his Raphael Leon strained their looks,/ as towards a harbor of irreligious safety, does offer every worker/ of faithlessness impunity, I admit; but should that/ be pictured to the young and unsophisticated readers in Israel, as/ a cause of pride? <text:s/>Is not that portrait, calculated/</text:span></text:p>
      <text:p text:style-name="P8"><text:span text:style-name="T6"/></text:p>
      <text:p text:style-name="P8"><text:span text:style-name="T6">[Page 6]</text:span></text:p>
      <text:p text:style-name="P8"><text:span text:style-name="T6">to excite a prominent wish for imitation, wherever/ </text:span><text:span text:style-name="T8">religious</text:span><text:span text:style-name="T6"> ecclesiastical authority is yet acknowledged, and salaried/ preachers dare not spurn the rules which they are/ expected to respect and to protect? <text:s/>I let the un-/-prejudiced answer, </text:span><text:span text:style-name="T8">after</text:span><text:span text:style-name="T6"> upon mature reflection. <text:s/>Enough/ of a subject to me very vexatious./</text:span></text:p>
      <text:p text:style-name="P8"><text:span text:style-name="T6">Now, what was it that afforded my mind satis-/-faction among </text:span><text:span text:style-name="T8">the</text:span><text:span text:style-name="T6"> various reports </text:span><text:span text:style-name="T8">of last week's [?]</text:span><text:span text:style-name="T6"> as/ lately conveyed through the </text:span><text:span text:style-name="T5">Jewish Exponent</text:span><text:span text:style-name="T6">? <text:s/>It was/ the proposition of planting a school in the very/ midst of a locality, reeking with the fumes of/ </text:span><text:span text:style-name="T8">religious falsities denominational</text:span><text:span text:style-name="T6"> unrighteous sacrifices. <text:s/>That neighborhood has long/ been to me a source of humiliation. <text:s/>Ought I/ not to leave tried my utmost to roll away the/ reproach that stares us there in the face? <text:s/>In/ that section of our city, schools undisguisedly de-/-signed to lure our children away from the ancestral/ fold, increase. <text:s/>Some I have stealthily visited,/ others I was forbid to enter, but in each little ones/ </text:span><text:span text:style-name="T8">of a</text:span><text:span text:style-name="T6"> whose tender </text:span><text:span text:style-name="T8">age, when</text:span><text:span text:style-name="T6"> minds are open to early impressions, </text:span><text:span text:style-name="T8">are lasting,</text:span><text:span text:style-name="T6"> are made/ to sing the praises of a man-god, and to learn by rote/</text:span></text:p>
      <text:p text:style-name="P8"><text:span text:style-name="T6"/></text:p>
      <text:p text:style-name="P8"><text:span text:style-name="T6">[Page 7]</text:span></text:p>
      <text:p text:style-name="P8"><text:span text:style-name="T6">a history antagonistic to the tenets and doctrines/ of Judaism. <text:s/>What a burning shame! those young/ creatures, born of </text:span><text:span text:style-name="T8">Jewish</text:span><text:span text:style-name="T6"> Hebrew parents, form nearly al-/-ways the majority of the attendants in spots,/ that blacken the Jewish soul. <text:s/>I have met with/ inseperable[sic!] difficulties in procuring a list of such./ <text:s/>I have stationed myself in front of those schools/ of propaganda, to ascertain how many issued forth/ at the end of the sessions. <text:s/>I have remonstrated in/ no </text:span><text:span text:style-name="T8">uncertain</text:span><text:span text:style-name="T6"> measured terms with wretched fathers and/ unmotherly mothers, who for the sake of a small/ consideration offered us a bait, </text:span><text:span text:style-name="T8">deliver</text:span><text:span text:style-name="T6"> consign their flesh/ and blood into the nets </text:span><text:span text:style-name="T8">of</text:span><text:span text:style-name="T6"> spread by wily missionaries./ <text:s/>I have begged of the directors of our United/ Charities to refuse assistance to any, suspected/ of or charged with the heinous sin of selling/ thine offspring to the Moloch of apostasy./ <text:s/>But the readiest, wisest and most efficacious/ plan appears to be that for the </text:span><text:span text:style-name="T8">carrying out</text:span><text:span text:style-name="T6"> consummation/ of which a </text:span><text:span text:style-name="T8">conferred</text:span><text:span text:style-name="T6"> conference was announced, </text:span><text:span text:style-name="T8">to</text:span><text:span text:style-name="T6"> so/ </text:span><text:span text:style-name="T8">be soon to</text:span><text:span text:style-name="T6"> that we may soon decide, </text:span><text:span text:style-name="T8">as to</text:span><text:span text:style-name="T6"> about the means wherewith/ to attain the desired object./</text:span></text:p>
      <text:p text:style-name="P8"><text:span text:style-name="T6"/></text:p>
      <text:p text:style-name="P8"><text:span text:style-name="T6">[Page 8]</text:span></text:p>
      <text:p text:style-name="P8"><text:span text:style-name="T6">I may be met with the argument that we have/ already a group of schools, all centred in a build-/-ing, vast and commodious, commanding the incessant/ attention and restless efforts of public spirited Jews./ <text:s/>Surely, I </text:span><text:span text:style-name="T8">do not</text:span><text:span text:style-name="T6"> could never ignore that comforting fact, but/ our Hebrew population is </text:span><text:span text:style-name="T8">spreading</text:span><text:span text:style-name="T6"> extending far and wide, and/ the environments lay our children open everywhere </text:span><text:span text:style-name="T8">open</text:span><text:span text:style-name="T6"> to/ the </text:span><text:soft-page-break/><text:span text:style-name="T6">seductions of unscrupulous conversionists. <text:s/>We/ must rise equal to the demand. <text:s/>Largely as some/ of our religious free schools are attended, more room/ could be filled North and South of our city with/ those of our own seed, who need a healthy culture,/ capable of yielding such spiritual fruits as our souls long/ for. <text:s/>I commend </text:span><text:span text:style-name="T8">the proposition of a kinder</text:span><text:span text:style-name="T6">/</text:span><text:span text:style-name="T8">garten, close to St. Mary street,</text:span><text:span text:style-name="T6"> to the good/ and true in Israel, who dwell in Philadelphia,/ the proposition of planting a kindergarten and a Sunday afternoon school,/ as close as possible to Saint Mary stree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4:40:36.91</meta:creation-date>
    <dc:date>2012-08-30T15:24:35.91</dc:date>
    <dc:creator>Penn Libraries</dc:creator>
    <meta:editing-duration>PT00H02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21" meta:character-count="11358"/>
  </office:meta>
</office:document-meta>
</file>